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blProduct" style:family="table">
      <style:table-properties style:width="6.925in" table:align="margins"/>
    </style:style>
    <style:style style:name="tblProduct.A" style:family="table-column">
      <style:table-column-properties style:column-width="2.3083in" style:rel-column-width="21845*"/>
    </style:style>
    <style:style style:name="tblProduct.A1" style:family="table-cell">
      <style:table-cell-properties fo:padding="0.0382in" fo:border-left="0.05pt solid #000000" fo:border-right="none" fo:border-top="0.05pt solid #000000" fo:border-bottom="0.05pt solid #000000"/>
    </style:style>
    <style:style style:name="tblProduct.C1" style:family="table-cell">
      <style:table-cell-properties fo:padding="0.0382in" fo:border="0.05pt solid #000000"/>
    </style:style>
    <style:style style:name="tblProduct.A2" style:family="table-cell">
      <style:table-cell-properties fo:padding="0.0382in" fo:border-left="0.05pt solid #000000" fo:border-right="none" fo:border-top="none" fo:border-bottom="0.05pt solid #000000"/>
    </style:style>
    <style:style style:name="tblProduct.C2" style:family="table-cell">
      <style:table-cell-properties fo:padding="0.0382in" fo:border-left="0.05pt solid #000000" fo:border-right="0.05pt solid #000000" fo:border-top="none" fo:border-bottom="0.05pt solid #000000"/>
    </style:style>
    <style:style style:name="tblHistory" style:family="table">
      <style:table-properties style:width="6.925in" table:align="margins"/>
    </style:style>
    <style:style style:name="tblHistory.A" style:family="table-column">
      <style:table-column-properties style:column-width="2.3083in" style:rel-column-width="21845*"/>
    </style:style>
    <style:style style:name="tblHistory.A1" style:family="table-cell">
      <style:table-cell-properties fo:padding="0.0382in" fo:border-left="0.05pt solid #000000" fo:border-right="none" fo:border-top="0.05pt solid #000000" fo:border-bottom="0.05pt solid #000000"/>
    </style:style>
    <style:style style:name="tblHistory.C1" style:family="table-cell">
      <style:table-cell-properties fo:padding="0.0382in" fo:border="0.05pt solid #000000"/>
    </style:style>
    <style:style style:name="tblHistory.A2" style:family="table-cell">
      <style:table-cell-properties fo:padding="0.0382in" fo:border-left="0.05pt solid #000000" fo:border-right="none" fo:border-top="none" fo:border-bottom="0.05pt solid #000000"/>
    </style:style>
    <style:style style:name="tblHistory.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75605" officeooo:paragraph-rsid="00175605"/>
    </style:style>
    <style:style style:name="P2" style:family="paragraph" style:parent-style-name="Header">
      <style:paragraph-properties fo:text-align="end" style:justify-single-word="false"/>
      <style:text-properties officeooo:rsid="00175605" officeooo:paragraph-rsid="00175605"/>
    </style:style>
    <style:style style:name="P3" style:family="paragraph" style:parent-style-name="Standard">
      <style:paragraph-properties fo:text-align="center" style:justify-single-word="false"/>
      <style:text-properties officeooo:rsid="00015f37" officeooo:paragraph-rsid="00015f37"/>
    </style:style>
    <style:style style:name="P4" style:family="paragraph" style:parent-style-name="Standard">
      <style:paragraph-properties fo:text-align="start" style:justify-single-word="false"/>
      <style:text-properties officeooo:rsid="00015f37" officeooo:paragraph-rsid="00015f37"/>
    </style:style>
    <style:style style:name="P5" style:family="paragraph" style:parent-style-name="Text_20_body">
      <style:paragraph-properties fo:text-align="start" style:justify-single-word="false"/>
      <style:text-properties officeooo:rsid="0001f3d3" officeooo:paragraph-rsid="0001f3d3"/>
    </style:style>
    <style:style style:name="P6" style:family="paragraph" style:parent-style-name="Text_20_body">
      <style:paragraph-properties fo:text-align="start" style:justify-single-word="false"/>
      <style:text-properties officeooo:rsid="0002532c" officeooo:paragraph-rsid="0002532c"/>
    </style:style>
    <style:style style:name="P7" style:family="paragraph" style:parent-style-name="Text_20_body">
      <style:paragraph-properties fo:text-align="start" style:justify-single-word="false"/>
      <style:text-properties officeooo:rsid="00036458" officeooo:paragraph-rsid="00036458"/>
    </style:style>
    <style:style style:name="P8" style:family="paragraph" style:parent-style-name="Text_20_body">
      <style:paragraph-properties fo:text-align="start" style:justify-single-word="false"/>
      <style:text-properties officeooo:rsid="00036458" officeooo:paragraph-rsid="0012972a"/>
    </style:style>
    <style:style style:name="P9" style:family="paragraph" style:parent-style-name="Text_20_body">
      <style:paragraph-properties fo:text-align="start" style:justify-single-word="false"/>
      <style:text-properties officeooo:rsid="00041169" officeooo:paragraph-rsid="00041169"/>
    </style:style>
    <style:style style:name="P10" style:family="paragraph" style:parent-style-name="Text_20_body">
      <style:paragraph-properties fo:text-align="start" style:justify-single-word="false"/>
      <style:text-properties officeooo:rsid="00041169" officeooo:paragraph-rsid="000b4481"/>
    </style:style>
    <style:style style:name="P11" style:family="paragraph" style:parent-style-name="Text_20_body">
      <style:paragraph-properties fo:text-align="start" style:justify-single-word="false"/>
      <style:text-properties officeooo:rsid="00041169" officeooo:paragraph-rsid="00147832"/>
    </style:style>
    <style:style style:name="P12" style:family="paragraph" style:parent-style-name="Text_20_body">
      <style:paragraph-properties fo:text-align="start" style:justify-single-word="false"/>
      <style:text-properties fo:font-size="13pt" fo:font-style="italic" officeooo:rsid="00041169" officeooo:paragraph-rsid="00041169" style:font-size-asian="13pt" style:font-style-asian="italic" style:font-size-complex="13pt" style:font-style-complex="italic"/>
    </style:style>
    <style:style style:name="P13" style:family="paragraph" style:parent-style-name="Text_20_body">
      <style:paragraph-properties fo:text-align="start" style:justify-single-word="false"/>
      <style:text-properties fo:font-size="13pt" fo:font-style="italic" officeooo:rsid="0008d08f" officeooo:paragraph-rsid="0008d08f" style:font-size-asian="13pt" style:font-style-asian="italic" style:font-size-complex="13pt" style:font-style-complex="italic"/>
    </style:style>
    <style:style style:name="P14" style:family="paragraph" style:parent-style-name="Text_20_body">
      <style:paragraph-properties fo:text-align="start" style:justify-single-word="false"/>
      <style:text-properties fo:font-size="13pt" fo:font-style="italic" officeooo:rsid="0008d08f" officeooo:paragraph-rsid="001c8932" style:font-size-asian="13pt" style:font-style-asian="italic" style:font-size-complex="13pt" style:font-style-complex="italic"/>
    </style:style>
    <style:style style:name="P15" style:family="paragraph" style:parent-style-name="Text_20_body">
      <style:paragraph-properties fo:text-align="start" style:justify-single-word="false"/>
      <style:text-properties fo:font-size="13pt" fo:font-style="italic" officeooo:rsid="000faac2" officeooo:paragraph-rsid="000faac2" style:font-size-asian="13pt" style:font-style-asian="italic" style:font-size-complex="13pt" style:font-style-complex="italic"/>
    </style:style>
    <style:style style:name="P16" style:family="paragraph" style:parent-style-name="Text_20_body">
      <style:paragraph-properties fo:text-align="start" style:justify-single-word="false"/>
      <style:text-properties fo:font-size="13pt" fo:font-style="italic" officeooo:rsid="0012972a" officeooo:paragraph-rsid="0012972a" style:font-size-asian="13pt" style:font-style-asian="italic" style:font-size-complex="13pt" style:font-style-complex="italic"/>
    </style:style>
    <style:style style:name="P17" style:family="paragraph" style:parent-style-name="Text_20_body">
      <style:paragraph-properties fo:text-align="start" style:justify-single-word="false"/>
      <style:text-properties fo:font-size="13pt" officeooo:rsid="00036458" officeooo:paragraph-rsid="00036458" style:font-size-asian="13pt" style:font-size-complex="13pt"/>
    </style:style>
    <style:style style:name="P18" style:family="paragraph" style:parent-style-name="Text_20_body">
      <style:paragraph-properties fo:text-align="start" style:justify-single-word="false"/>
      <style:text-properties fo:font-size="13pt" officeooo:rsid="0008d08f" officeooo:paragraph-rsid="001c8932" style:font-size-asian="13pt" style:font-size-complex="13pt"/>
    </style:style>
    <style:style style:name="P19" style:family="paragraph" style:parent-style-name="Text_20_body">
      <style:paragraph-properties fo:text-align="start" style:justify-single-word="false"/>
      <style:text-properties officeooo:rsid="0008d08f" officeooo:paragraph-rsid="0008d08f"/>
    </style:style>
    <style:style style:name="P20" style:family="paragraph" style:parent-style-name="Text_20_body">
      <style:paragraph-properties fo:text-align="start" style:justify-single-word="false"/>
      <style:text-properties officeooo:rsid="0008d08f" officeooo:paragraph-rsid="000a8e19"/>
    </style:style>
    <style:style style:name="P21" style:family="paragraph" style:parent-style-name="Text_20_body">
      <style:paragraph-properties fo:text-align="start" style:justify-single-word="false"/>
      <style:text-properties officeooo:rsid="000a8e19" officeooo:paragraph-rsid="000a8e19"/>
    </style:style>
    <style:style style:name="P22" style:family="paragraph" style:parent-style-name="Text_20_body">
      <style:paragraph-properties fo:text-align="start" style:justify-single-word="false"/>
      <style:text-properties officeooo:rsid="000faac2" officeooo:paragraph-rsid="000faac2"/>
    </style:style>
    <style:style style:name="P23" style:family="paragraph" style:parent-style-name="Text_20_body">
      <style:paragraph-properties fo:text-align="start" style:justify-single-word="false"/>
      <style:text-properties officeooo:rsid="0010b8d1" officeooo:paragraph-rsid="0010b8d1"/>
    </style:style>
    <style:style style:name="P24" style:family="paragraph" style:parent-style-name="Text_20_body">
      <style:text-properties style:font-name="Liberation Serif" fo:font-size="13pt" fo:font-weight="normal" officeooo:rsid="00063aa8" officeooo:paragraph-rsid="00063aa8" style:font-size-asian="13pt" style:font-weight-asian="normal" style:font-size-complex="13pt" style:font-weight-complex="normal"/>
    </style:style>
    <style:style style:name="P25" style:family="paragraph" style:parent-style-name="Text_20_body">
      <style:paragraph-properties fo:text-align="start" style:justify-single-word="false"/>
      <style:text-properties style:font-name="Liberation Serif" fo:font-size="13pt" fo:font-weight="normal" officeooo:rsid="00063aa8" officeooo:paragraph-rsid="001c8932" style:font-size-asian="13pt" style:font-weight-asian="normal" style:font-size-complex="13pt" style:font-weight-complex="normal"/>
    </style:style>
    <style:style style:name="P26" style:family="paragraph" style:parent-style-name="Text_20_body">
      <style:text-properties style:font-name="Liberation Serif" fo:font-size="13pt" fo:font-weight="normal" officeooo:rsid="0010acac" officeooo:paragraph-rsid="0010acac" style:font-size-asian="13pt" style:font-weight-asian="normal" style:font-size-complex="13pt" style:font-weight-complex="normal"/>
    </style:style>
    <style:style style:name="P27" style:family="paragraph" style:parent-style-name="Text_20_body">
      <style:text-properties style:font-name="Liberation Serif" fo:font-size="13pt" fo:font-style="italic" fo:font-weight="normal" officeooo:rsid="00063aa8" officeooo:paragraph-rsid="00063aa8" style:font-size-asian="13pt" style:font-style-asian="italic" style:font-weight-asian="normal" style:font-size-complex="13pt" style:font-style-complex="italic" style:font-weight-complex="normal"/>
    </style:style>
    <style:style style:name="P28" style:family="paragraph" style:parent-style-name="Text_20_body">
      <style:text-properties style:font-name="Liberation Serif" fo:font-size="13pt" fo:font-style="normal" fo:font-weight="normal" officeooo:rsid="00063aa8" officeooo:paragraph-rsid="00063aa8" style:font-size-asian="13pt" style:font-style-asian="normal" style:font-weight-asian="normal" style:font-size-complex="13pt" style:font-style-complex="normal" style:font-weight-complex="normal"/>
    </style:style>
    <style:style style:name="P29" style:family="paragraph" style:parent-style-name="Text_20_body">
      <style:text-properties officeooo:rsid="0014be47" officeooo:paragraph-rsid="0014be47"/>
    </style:style>
    <style:style style:name="P30" style:family="paragraph" style:parent-style-name="Text_20_body">
      <style:text-properties officeooo:rsid="00175a0b" officeooo:paragraph-rsid="00175a0b"/>
    </style:style>
    <style:style style:name="P31" style:family="paragraph" style:parent-style-name="Text_20_body">
      <style:paragraph-properties fo:text-align="center" style:justify-single-word="false"/>
      <style:text-properties officeooo:rsid="00175a0b" officeooo:paragraph-rsid="00175a0b"/>
    </style:style>
    <style:style style:name="P32" style:family="paragraph" style:parent-style-name="Text_20_body">
      <style:paragraph-properties fo:text-align="start" style:justify-single-word="false"/>
      <style:text-properties officeooo:rsid="001c8932" officeooo:paragraph-rsid="001c8932"/>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start" style:justify-single-word="false"/>
      <style:text-properties officeooo:rsid="00036458" officeooo:paragraph-rsid="00036458"/>
    </style:style>
    <style:style style:name="P35" style:family="paragraph" style:parent-style-name="Table_20_Heading">
      <style:text-properties officeooo:rsid="00036458" officeooo:paragraph-rsid="00036458"/>
    </style:style>
    <style:style style:name="P36" style:family="paragraph" style:parent-style-name="Standard">
      <style:paragraph-properties fo:text-align="center" style:justify-single-word="false" fo:break-before="page"/>
      <style:text-properties officeooo:rsid="00015f37" officeooo:paragraph-rsid="00015f37"/>
    </style:style>
    <style:style style:name="P37" style:family="paragraph" style:parent-style-name="Heading_20_1">
      <style:paragraph-properties fo:break-before="page"/>
      <style:text-properties officeooo:rsid="0001f3d3" officeooo:paragraph-rsid="0001f3d3"/>
    </style:style>
    <style:style style:name="P38" style:family="paragraph" style:parent-style-name="Heading_20_1">
      <style:text-properties officeooo:rsid="0012972a" officeooo:paragraph-rsid="0012972a"/>
    </style:style>
    <style:style style:name="P39" style:family="paragraph" style:parent-style-name="Title">
      <style:text-properties officeooo:rsid="00175a0b" officeooo:paragraph-rsid="00175a0b"/>
    </style:style>
    <style:style style:name="P40" style:family="paragraph" style:parent-style-name="Text_20_body" style:list-style-name="L1">
      <style:text-properties officeooo:rsid="001a337a" officeooo:paragraph-rsid="001a337a"/>
    </style:style>
    <style:style style:name="P41" style:family="paragraph" style:parent-style-name="Text_20_body" style:list-style-name="L1">
      <style:text-properties officeooo:rsid="00187957" officeooo:paragraph-rsid="00187957"/>
    </style:style>
    <style:style style:name="P42" style:family="paragraph" style:parent-style-name="Text_20_body">
      <style:text-properties officeooo:rsid="00187957" officeooo:paragraph-rsid="00187957"/>
    </style:style>
    <style:style style:name="P43" style:family="paragraph" style:parent-style-name="Text_20_body" style:list-style-name="L2">
      <style:paragraph-properties fo:text-align="start" style:justify-single-word="false"/>
      <style:text-properties officeooo:rsid="0001f3d3" officeooo:paragraph-rsid="0001f3d3"/>
    </style:style>
    <style:style style:name="P44" style:family="paragraph" style:parent-style-name="Heading_20_2">
      <style:text-properties style:font-name="Liberation Serif" fo:font-size="13pt" fo:font-weight="normal" officeooo:rsid="0010acac" officeooo:paragraph-rsid="0010acac" style:font-size-asian="13pt" style:font-weight-asian="normal" style:font-size-complex="13pt" style:font-weight-complex="normal"/>
    </style:style>
    <style:style style:name="P45" style:family="paragraph" style:parent-style-name="Heading_20_2" style:master-page-name="">
      <style:paragraph-properties fo:margin-left="0in" fo:margin-right="0in" fo:margin-top="0.1665in" fo:margin-bottom="0.0835in" style:contextual-spacing="false" fo:text-indent="0in" style:auto-text-indent="false" style:page-number="auto" fo:keep-with-next="always"/>
    </style:style>
    <style:style style:name="P46" style:family="paragraph" style:parent-style-name="Heading_20_3">
      <style:paragraph-properties fo:text-align="center" style:justify-single-word="false"/>
      <style:text-properties officeooo:rsid="00175a0b" officeooo:paragraph-rsid="00175a0b"/>
    </style:style>
    <style:style style:name="P47" style:family="paragraph" style:parent-style-name="Heading_20_3">
      <style:text-properties officeooo:rsid="00175a0b" officeooo:paragraph-rsid="00175a0b"/>
    </style:style>
    <style:style style:name="P48" style:family="paragraph" style:parent-style-name="Heading_20_3">
      <style:text-properties officeooo:rsid="0017f423" officeooo:paragraph-rsid="0017f423"/>
    </style:style>
    <style:style style:name="P49" style:family="paragraph" style:parent-style-name="Heading_20_3">
      <style:text-properties officeooo:rsid="0014be47" officeooo:paragraph-rsid="0014be47"/>
    </style:style>
    <style:style style:name="P50" style:family="paragraph" style:parent-style-name="Heading_20_3">
      <style:paragraph-properties fo:break-before="page"/>
      <style:text-properties officeooo:rsid="00175a0b" officeooo:paragraph-rsid="00175a0b"/>
    </style:style>
    <style:style style:name="T1" style:family="text">
      <style:text-properties officeooo:rsid="001f4ba4"/>
    </style:style>
    <style:style style:name="T2" style:family="text">
      <style:text-properties officeooo:rsid="00036458"/>
    </style:style>
    <style:style style:name="T3" style:family="text">
      <style:text-properties officeooo:rsid="00041169"/>
    </style:style>
    <style:style style:name="T4" style:family="text">
      <style:text-properties officeooo:rsid="001624a5"/>
    </style:style>
    <style:style style:name="T5" style:family="text">
      <style:text-properties officeooo:rsid="0016f3ca"/>
    </style:style>
    <style:style style:name="T6" style:family="text">
      <style:text-properties officeooo:rsid="001c8932"/>
    </style:style>
    <style:style style:name="T7" style:family="text">
      <style:text-properties officeooo:rsid="001ccd5d"/>
    </style:style>
    <style:style style:name="T8" style:family="text">
      <style:text-properties officeooo:rsid="00209e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9"/>
      <text:p text:style-name="P39"/>
      <text:p text:style-name="P39"><text:span text:style-name="T1">Menu</text:span> Activity</text:p>
      <text:h text:style-name="P46" text:outline-level="3">Functional Specifications</text:h>
      <text:p text:style-name="P31">Author: Byron Coughlin</text:p>
      <text:p text:style-name="P31">Date: June 9, 2014</text:p>
      <text:p text:style-name="P31"/>
      <text:p text:style-name="P36"/>
      <text:p text:style-name="P3"/>
      <text:p text:style-name="P4"/>
      <text:p text:style-name="P4"/>
      <text:p text:style-name="P4"/>
      <text:p text:style-name="P4">Define the project goals</text:p>
      <text:p text:style-name="P4">Define the system architecture/infrastructure</text:p>
      <text:p text:style-name="P4">Define the user dialogs and the control flow</text:p>
      <text:p text:style-name="P4">Define the background tasks</text:p>
      <text:p text:style-name="P4">Define the database model</text:p>
      <text:p text:style-name="P4">Define the interfaces to other systems</text:p>
      <text:p text:style-name="P4">Define the non functional requirements (response times, security …)</text:p>
      <text:p text:style-name="P4">Define a dictionary for all relevant concepts/entities </text:p>
      <text:p text:style-name="P4"/>
      <text:p text:style-name="P4"/>
      <text:h text:style-name="P50" text:outline-level="3">Introduction:</text:h>
      <text:p text:style-name="P30">Document describes the functional specification of the <text:span text:style-name="T1">Menu</text:span>Activity aspect for the Family Meal application. How the user interface will look and feel. Also the required communication to the database. Specifies what languages will be used. How any security measures will be implemented. This document will also explain any other systems it might need to interface with. Developers should be able to develop the <text:span text:style-name="T1">Menu</text:span> Activity part by utilizing this document. This document will not consist of any code or imply how code will be written.</text:p>
      <text:p text:style-name="P30"/>
      <text:h text:style-name="P47" text:outline-level="3">Project Goal:</text:h>
      <text:p text:style-name="P30">The goal of the <text:span text:style-name="T1">Menu</text:span> Activity as described in the requirement documentation is to <text:span text:style-name="T1">allow the user to create a menu list based on menu items stored in a database.</text:span></text:p>
      <text:p text:style-name="P30"/>
      <text:h text:style-name="P48" text:outline-level="3">System Architecture/Infrastructure</text:h>
      <text:list xml:id="list6845113673055393023" text:style-name="L1">
        <text:list-item>
          <text:p text:style-name="P40">Android Jelly Bean or newer</text:p>
        </text:list-item>
        <text:list-item>
          <text:p text:style-name="P41">Minimum SDK 17</text:p>
        </text:list-item>
        <text:list-item>
          <text:p text:style-name="P41">Target SDK 18</text:p>
        </text:list-item>
      </text:list>
      <text:p text:style-name="P42"/>
      <text:p text:style-name="P37"/>
      <text:h text:style-name="Heading_20_3" text:outline-level="3">System Architecture:</text:h>
      <text:p text:style-name="P5">Android device running on at least 3.0</text:p>
      <text:p text:style-name="P6">Tablet or smartphone</text:p>
      <text:p text:style-name="P32">Content Provider</text:p>
      <text:p text:style-name="P32">Load Manager</text:p>
      <text:p text:style-name="P5"/>
      <text:p text:style-name="P5"/>
      <text:h text:style-name="Heading_20_3" text:outline-level="3">User interface</text:h>
      <text:list xml:id="list3734743330574436080" text:style-name="L2">
        <text:list-item>
          <text:p text:style-name="P43"><text:span text:style-name="T8">Menu Activity</text:span> screen will have an action bar at the top</text:p>
        </text:list-item>
        <text:list-item>
          <text:p text:style-name="P43">There will be an navigation drawer icon at the top</text:p>
        </text:list-item>
        <text:list-item>
          <text:p text:style-name="P43"><text:span text:style-name="T8">Menu Activity</text:span> will use a navigation drawer to switch between activities</text:p>
        </text:list-item>
        <text:list-item>
          <text:p text:style-name="P43"><text:span text:style-name="T8">Menu </text:span>list will consist of the <text:span text:style-name="T8">list of menu items</text:span></text:p>
        </text:list-item>
        <text:list-item>
          <text:p text:style-name="P43">User can swipe the item from left to right to remove <text:span text:style-name="T8">from list</text:span></text:p>
        </text:list-item>
      </text:list>
      <text:p text:style-name="P5"/>
      <text:h text:style-name="P45" text:outline-level="1" text:is-list-header="true">Application Flow</text:h>
      <text:p text:style-name="P5"/>
      <text:h text:style-name="Heading_20_2" text:outline-level="1" text:is-list-header="true">Database model</text:h>
      <text:p text:style-name="P6">Database will be added to the device when first installed</text:p>
      <text:p text:style-name="P6"><text:span text:style-name="T2">Product table</text:span> will be pre populated </text:p>
      <text:p text:style-name="P6"/>
      <text:p text:style-name="P7">tblProduct</text:p>
      <table:table table:name="tblProduct" table:style-name="tblProduct">
        <table:table-column table:style-name="tblProduct.A" table:number-columns-repeated="3"/>
        <table:table-header-rows>
          <table:table-row>
            <table:table-cell table:style-name="tblProduct.A1" office:value-type="string">
              <text:p text:style-name="P35">Name</text:p>
            </table:table-cell>
            <table:table-cell table:style-name="tblProduct.A1" office:value-type="string">
              <text:p text:style-name="P35">Type</text:p>
            </table:table-cell>
            <table:table-cell table:style-name="tblProduct.C1" office:value-type="string">
              <text:p text:style-name="P35">Description</text:p>
            </table:table-cell>
          </table:table-row>
        </table:table-header-rows>
        <table:table-row>
          <table:table-cell table:style-name="tblProduct.A2" office:value-type="string">
            <text:p text:style-name="P33">_<text:span text:style-name="T2">id</text:span></text:p>
          </table:table-cell>
          <table:table-cell table:style-name="tblProduct.A2" office:value-type="string">
            <text:p text:style-name="P34">Autoincrement</text:p>
          </table:table-cell>
          <table:table-cell table:style-name="tblProduct.C2" office:value-type="string">
            <text:p text:style-name="P34">Pk products id</text:p>
          </table:table-cell>
        </table:table-row>
        <table:table-row>
          <table:table-cell table:style-name="tblProduct.A2" office:value-type="string">
            <text:p text:style-name="P34">ProName</text:p>
          </table:table-cell>
          <table:table-cell table:style-name="tblProduct.A2" office:value-type="string">
            <text:p text:style-name="P34">Text</text:p>
          </table:table-cell>
          <table:table-cell table:style-name="tblProduct.C2" office:value-type="string">
            <text:p text:style-name="P34">Name of product,not null</text:p>
          </table:table-cell>
        </table:table-row>
        <table:table-row>
          <table:table-cell table:style-name="tblProduct.A2" office:value-type="string">
            <text:p text:style-name="P34">ProSelected</text:p>
          </table:table-cell>
          <table:table-cell table:style-name="tblProduct.A2" office:value-type="string">
            <text:p text:style-name="P34">Integer</text:p>
          </table:table-cell>
          <table:table-cell table:style-name="tblProduct.C2" office:value-type="string">
            <text:p text:style-name="P34">0 = not selected 1 = selected</text:p>
          </table:table-cell>
        </table:table-row>
      </table:table>
      <text:p text:style-name="P6"/>
      <text:p text:style-name="P7">tblHistory</text:p>
      <table:table table:name="tblHistory" table:style-name="tblHistory">
        <table:table-column table:style-name="tblHistory.A" table:number-columns-repeated="3"/>
        <table:table-header-rows>
          <text:soft-page-break/>
          <table:table-row>
            <table:table-cell table:style-name="tblHistory.A1" office:value-type="string">
              <text:p text:style-name="P35">Name</text:p>
            </table:table-cell>
            <table:table-cell table:style-name="tblHistory.A1" office:value-type="string">
              <text:p text:style-name="P35">Type</text:p>
            </table:table-cell>
            <table:table-cell table:style-name="tblHistory.C1" office:value-type="string">
              <text:p text:style-name="P35">Description</text:p>
            </table:table-cell>
          </table:table-row>
        </table:table-header-rows>
        <table:table-row>
          <table:table-cell table:style-name="tblHistory.A2" office:value-type="string">
            <text:p text:style-name="P33">_<text:span text:style-name="T2">id</text:span></text:p>
          </table:table-cell>
          <table:table-cell table:style-name="tblHistory.A2" office:value-type="string">
            <text:p text:style-name="P34">Autoincrement</text:p>
          </table:table-cell>
          <table:table-cell table:style-name="tblHistory.C2" office:value-type="string">
            <text:p text:style-name="P34">Pk history id</text:p>
          </table:table-cell>
        </table:table-row>
        <table:table-row>
          <table:table-cell table:style-name="tblHistory.A2" office:value-type="string">
            <text:p text:style-name="P34">ProId</text:p>
          </table:table-cell>
          <table:table-cell table:style-name="tblHistory.A2" office:value-type="string">
            <text:p text:style-name="P34">Integer</text:p>
          </table:table-cell>
          <table:table-cell table:style-name="tblHistory.C2" office:value-type="string">
            <text:p text:style-name="P34">Products id for this history </text:p>
          </table:table-cell>
        </table:table-row>
        <table:table-row>
          <table:table-cell table:style-name="tblHistory.A2" office:value-type="string">
            <text:p text:style-name="P34">HisDate</text:p>
          </table:table-cell>
          <table:table-cell table:style-name="tblHistory.A2" office:value-type="string">
            <text:p text:style-name="P34">Date</text:p>
          </table:table-cell>
          <table:table-cell table:style-name="tblHistory.C2" office:value-type="string">
            <text:p text:style-name="P34">Date product was moved to history</text:p>
          </table:table-cell>
        </table:table-row>
      </table:table>
      <text:p text:style-name="P6"/>
      <text:p text:style-name="P6"/>
      <text:h text:style-name="P49" text:outline-level="3">Grocerylist Activity</text:h>
      <text:p text:style-name="P29">Grocerylist activity displays a list of products that are selected from the tblProduct. It displays the item plus a checkbox. The purpose of the checkbox is to allow the user to recognize items put in there basket <text:span text:style-name="T5">by checking on the box</text:span>. There is also an actionbar. On the actionbar is a <text:span text:style-name="T4">magnifying glass that w</text:span>hen the user clicks on the sea<text:span text:style-name="T4">rchview is expanded. As the user types in the searchview suggestions from the tblProduct are displayed. If the user clicks on an item from the suggestions it gets added to the list. The searchview shrinks and the grocerylist displays. If the user slides an item to the right it gets moved to history. The items below the removed item move up displaying items left in grocerylist. There is standard navigation drawer icon in upper left hand corner. User can open the drawer either by the icon or by swiping from left to right from checkbox or to left of checkbox. </text:span></text:p>
      <text:p text:style-name="P38">Classes <text:span text:style-name="T6">And Methods</text:span></text:p>
      <text:p text:style-name="P17">GrocerylistActivity</text:p>
      <text:p text:style-name="P8">onCreate()</text:p>
      <text:p text:style-name="P23">getGrocerylist()</text:p>
      <text:p text:style-name="P7">onMovetoHistory<text:span text:style-name="T3">()</text:span></text:p>
      <text:p text:style-name="P9">onCreateOptionsMenu()</text:p>
      <text:p text:style-name="P9">onShowSearchList()</text:p>
      <text:p text:style-name="P9"/>
      <text:p text:style-name="P12"/>
      <text:p text:style-name="P12"/>
      <text:p text:style-name="P12"/>
      <text:p text:style-name="P12"/>
      <text:p text:style-name="P12">HistroyActivity</text:p>
      <text:p text:style-name="P9">initialize</text:p>
      <text:p text:style-name="P11">onCreate()</text:p>
      <text:p text:style-name="P11">onDisplayHistorylist() </text:p>
      <text:p text:style-name="P22"><text:soft-page-break/>onDeleteFromHistory()</text:p>
      <text:p text:style-name="P9"/>
      <text:p text:style-name="P12">GroceryContentProvider</text:p>
      <text:p text:style-name="P16">query()</text:p>
      <text:p text:style-name="P16">update()</text:p>
      <text:p text:style-name="P16">insert()</text:p>
      <text:p text:style-name="P16">delete()</text:p>
      <text:p text:style-name="P16">getType()</text:p>
      <text:p text:style-name="P10"/>
      <text:p text:style-name="P12">NavigationDrawer</text:p>
      <text:p text:style-name="P15">onOpenDrawer()</text:p>
      <text:p text:style-name="P15">onCloseDrawer()</text:p>
      <text:p text:style-name="P15">onChooseIteminDrawer()</text:p>
      <text:p text:style-name="P9"/>
      <text:p text:style-name="P12">DatabaseAdapter</text:p>
      <text:p text:style-name="P21">constructor</text:p>
      <text:p text:style-name="P19">databaseAdapter()</text:p>
      <text:p text:style-name="P19"/>
      <text:p text:style-name="P19"/>
      <text:p text:style-name="P20"/>
      <text:p text:style-name="P12">DatabaseHelper </text:p>
      <text:p text:style-name="P13">onCreate()</text:p>
      <text:p text:style-name="P13">onUpdate()</text:p>
      <text:p text:style-name="P19">onOpen()</text:p>
      <text:p text:style-name="P19">onClose()</text:p>
      <text:p text:style-name="P19">onCheckDbExists()</text:p>
      <text:p text:style-name="P14">onCopyDb()</text:p>
      <text:p text:style-name="P18"/>
      <text:p text:style-name="P25">OnSwipeTouchListener implements OnTouchListener</text:p>
      <text:p text:style-name="P24"/>
      <text:p text:style-name="P27">GestureListener extends SimpleOnGestureListener</text:p>
      <text:p text:style-name="P28"><text:soft-page-break/>onDown()</text:p>
      <text:p text:style-name="P28">onFling()</text:p>
      <text:p text:style-name="P28">onSwipeRight()</text:p>
      <text:p text:style-name="P28">onSwipeLeft()</text:p>
      <text:p text:style-name="P28">onSwipeUp()</text:p>
      <text:p text:style-name="P28">onSwipeDown() </text:p>
      <text:p text:style-name="P28"/>
      <text:h text:style-name="P44" text:outline-level="1" text:is-list-header="true">Resources</text:h>
      <text:p text:style-name="P26">Layouts</text:p>
      <text:p text:style-name="P26">grocerylist_layout</text:p>
      <text:p text:style-name="P26">grocerylist_item_layout</text:p>
      <text:p text:style-name="P26">history_layout</text:p>
      <text:p text:style-name="P26">history_item_layout</text:p>
      <text:p text:style-name="P26">left_drawer_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text:outline-style style:name="Outline">
      <text:outline-level-style text:level="1" text:style-name="Page_20_Number" style:num-prefix="Chapter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5605" officeooo:paragraph-rsid="00175605"/>
    </style:style>
    <style:style style:name="MP2" style:family="paragraph" style:parent-style-name="Header">
      <style:paragraph-properties fo:text-align="end" style:justify-single-word="false"/>
      <style:text-properties officeooo:rsid="00175605" officeooo:paragraph-rsid="00175605"/>
    </style:style>
    <style:style style:name="MT1" style:family="text">
      <style:text-properties officeooo:rsid="001f4ba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Menu</text:span> Activity Specifications</text:p>
        <text:p text:style-name="MP2"><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08:50:27.133352397</meta:creation-date>
    <dc:date>2014-11-13T05:47:08.426085378</dc:date>
    <meta:editing-duration>P2DT16H40M20S</meta:editing-duration>
    <meta:editing-cycles>12</meta:editing-cycles>
    <meta:generator>LibreOffice/4.2.4.2$Linux_X86_64 LibreOffice_project/420m0$Build-2</meta:generator>
    <meta:document-statistic meta:table-count="2" meta:image-count="0" meta:object-count="0" meta:page-count="7" meta:paragraph-count="112" meta:word-count="557" meta:character-count="3706" meta:non-whitespace-character-count="3262"/>
  </office:meta>
</office:document-meta>
</file>